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7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language="en" fo:country="US"/>
    </style:style>
    <style:style style:name="P5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ru" fo:country="RU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officeooo:paragraph-rsid="0008bfd6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officeooo:paragraph-rsid="0009b83c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officeooo:paragraph-rsid="000cc4cb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officeooo:paragraph-rsid="00090aff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officeooo:rsid="00090aff" officeooo:paragraph-rsid="0008bfd6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officeooo:rsid="00090aff" officeooo:paragraph-rsid="00090aff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officeooo:rsid="00090aff" officeooo:paragraph-rsid="0009b83c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officeooo:rsid="0009b83c" officeooo:paragraph-rsid="0009b83c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officeooo:paragraph-rsid="000ee0c0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officeooo:rsid="00090aff" officeooo:paragraph-rsid="0008bfd6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officeooo:rsid="000cc4cb" officeooo:paragraph-rsid="000cc4cb" style:font-weight-asian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officeooo:rsid="0009b83c" officeooo:paragraph-rsid="0009b83c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en" fo:country="US"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en" fo:country="US" fo:font-weight="normal" officeooo:paragraph-rsid="0008bfd6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color="#ff0000" style:font-name="Times New Roman" fo:language="ru" fo:country="RU"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officeooo:paragraph-rsid="000e76d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ee0c0" style:font-weight-asian="bold" style:font-weight-complex="bold"/>
    </style:style>
    <style:style style:name="T4" style:family="text">
      <style:text-properties fo:language="en" fo:country="US" officeooo:rsid="000842bd"/>
    </style:style>
    <style:style style:name="T5" style:family="text">
      <style:text-properties fo:language="en" fo:country="US" officeooo:rsid="000ee0c0"/>
    </style:style>
    <style:style style:name="T6" style:family="text">
      <style:text-properties style:font-name="Courier New" fo:language="en" fo:country="US" fo:font-weight="bold" style:font-weight-asian="bold" style:font-weight-complex="bold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8bfd6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8bfd6"/>
    </style:style>
    <style:style style:name="T12" style:family="text">
      <style:text-properties fo:language="ru" fo:country="RU" officeooo:rsid="00090aff"/>
    </style:style>
    <style:style style:name="T13" style:family="text">
      <style:text-properties fo:language="ru" fo:country="RU" officeooo:rsid="000cc4cb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08bfd6"/>
    </style:style>
    <style:style style:name="T17" style:family="text">
      <style:text-properties officeooo:rsid="00090aff"/>
    </style:style>
    <style:style style:name="T18" style:family="text">
      <style:text-properties officeooo:rsid="000ba827"/>
    </style:style>
    <style:style style:name="T19" style:family="text">
      <style:text-properties style:font-name="Times New Roman" fo:language="ru" fo:country="RU" fo:font-weight="normal" style:font-weight-asian="normal" style:font-weight-complex="normal"/>
    </style:style>
    <style:style style:name="T20" style:family="text">
      <style:text-properties style:font-name="Times New Roman" fo:language="ru" fo:country="RU" fo:font-weight="normal" officeooo:rsid="0009b83c" style:font-weight-asian="normal" style:font-weight-complex="normal"/>
    </style:style>
    <style:style style:name="T21" style:family="text">
      <style:text-properties style:font-name="Times New Roman" fo:language="ru" fo:country="RU" fo:font-weight="normal" officeooo:rsid="000cc4cb" style:font-weight-asian="normal" style:font-weight-complex="normal"/>
    </style:style>
    <style:style style:name="T22" style:family="text">
      <style:text-properties style:font-name="Times New Roman" fo:language="en" fo:country="US" fo:font-weight="normal" style:font-weight-asian="normal" style:font-weight-complex="normal"/>
    </style:style>
    <style:style style:name="T23" style:family="text">
      <style:text-properties officeooo:rsid="000d2559"/>
    </style:style>
    <style:style style:name="T24" style:family="text">
      <style:text-properties officeooo:rsid="000ea767"/>
    </style:style>
    <style:style style:name="T25" style:family="text">
      <style:text-properties officeooo:rsid="000ee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Загрузчик для <text:span text:style-name="T1">NeoGS v 0.2</text:span><text:span text:style-name="T4">1</text:span></text:p>
      <text:p text:style-name="P4"/>
      <text:p text:style-name="P6">Загрузчик предназначен для загрузки прошивки (вместо зашитой в ПЗУ<text:span text:style-name="T1">) </text:span>со стороны Спека, со встроенной в <text:span text:style-name="T1">NeoGS SD </text:span>карты, загрузки кода в любую страницу ОЗУ со Спека или <text:span text:style-name="T1">SD </text:span>карточки и запуск на выполнение с произвольного адреса в произвольной странице, получение версии фпга в полностью текстовом виде, проверка <text:span text:style-name="T1">CRC16 </text:span>прошиваемого блока и его заголовка<text:span text:style-name="T1">.</text:span></text:p>
      <text:p text:style-name="P6"/>
      <text:p text:style-name="P3">Последовательность работы загрузчика</text:p>
      <text:p text:style-name="P3"/>
      <text:p text:style-name="P6">- после программного сброса со стороны Спек<text:span text:style-name="T23">трума</text:span> делается задержка с ожиданием определенных байт через порты команд и данных. </text:p>
      <text:p text:style-name="P6">- при превышении лимита времени ожидания делается попытка загрузить прошивку (вместо зашитой в ПЗУ) со встроенной <text:span text:style-name="T1">SD </text:span>карты. Файл для загрузки должен находиться на <text:span text:style-name="T1">SD </text:span>карте и располагаться в корне карточки и иметь имя: </text:p>
      <text:p text:style-name="P5"/>
      <text:p text:style-name="P5">NEOGS.ROM </text:p>
      <text:p text:style-name="P5"/>
      <text:p text:style-name="P6">Все имена должны быть короткими, длинные имена не поддерживаются. </text:p>
      <text:p text:style-name="P6"><text:span text:style-name="T1">- </text:span>если файл не найден, то загружается и запускается прошивка зашитая в ПЗУ.</text:p>
      <text:p text:style-name="P5"/>
      <text:p text:style-name="P3">Последовательность доступа к функциям загрузчика</text:p>
      <text:p text:style-name="P6"/>
      <text:p text:style-name="P7"><text:tab/><text:tab/><text:span text:style-name="T2">LD A,#80</text:span></text:p>
      <text:p text:style-name="P7"><text:span text:style-name="T2"><text:tab/><text:tab/>OUT (GSCTR),A<text:tab/>;</text:span><text:span text:style-name="T8">сброс </text:span><text:span text:style-name="T2">NeoGS</text:span></text:p>
      <text:p text:style-name="P9"><text:tab/><text:tab/>NOP</text:p>
      <text:p text:style-name="P9"><text:tab/><text:tab/>NOP</text:p>
      <text:p text:style-name="P7"><text:span text:style-name="T2"><text:tab/><text:tab/>NOP<text:tab/><text:tab/><text:tab/>;</text:span><text:span text:style-name="T8">ждем 12 тактов </text:span></text:p>
      <text:p text:style-name="P9"><text:tab/><text:tab/>LD A,#55</text:p>
      <text:p text:style-name="P9"><text:tab/><text:tab/>OUT (GSDAT),A</text:p>
      <text:p text:style-name="P7"><text:span text:style-name="T2"><text:tab/><text:tab/>OUT (GSCOM),A<text:tab/>;</text:span><text:span text:style-name="T8">первый ожидаемый байт загрузчиком</text:span></text:p>
      <text:p text:style-name="P7"><text:span text:style-name="T2"><text:tab/><text:tab/>CALL WC<text:tab/><text:tab/>;</text:span><text:span text:style-name="T8">ждем очистки </text:span><text:span text:style-name="T2">COM</text:span><text:span text:style-name="T3">M</text:span><text:span text:style-name="T2">AND BIT</text:span></text:p>
      <text:p text:style-name="P9"><text:tab/><text:tab/>LD A,#AA</text:p>
      <text:p text:style-name="P9"><text:tab/><text:tab/>OUT (GSDAT),A</text:p>
      <text:p text:style-name="P7"><text:span text:style-name="T2"><text:tab/><text:tab/>OUT (GSCOM),A<text:tab/>;</text:span><text:span text:style-name="T8">второй ожидаемый байт загрузчиком</text:span></text:p>
      <text:p text:style-name="P9"><text:tab/><text:tab/>CALL WC<text:tab/><text:tab/></text:p>
      <text:p text:style-name="P7"><text:span text:style-name="T2">;</text:span><text:span text:style-name="T8">здесь сброса </text:span><text:span text:style-name="T2">COM</text:span><text:span text:style-name="T3">M</text:span><text:span text:style-name="T2">AND BIT </text:span><text:span text:style-name="T8">ждать несколько дольше пока переносится </text:span></text:p>
      <text:p text:style-name="P8">;код загрузчика из ПЗУ в ОЗУ </text:p>
      <text:p text:style-name="P7"><text:span text:style-name="T2">;</text:span><text:span text:style-name="T8">частота работы процессора после переноса кода устанавливается 12МГц</text:span></text:p>
      <text:p text:style-name="P7"><text:span text:style-name="T8">;при загрузке с </text:span><text:span text:style-name="T2">SD </text:span><text:span text:style-name="T8">карты временно устанавливается частота 24МГц</text:span></text:p>
      <text:p text:style-name="P9"/>
      <text:p text:style-name="P26">Команды загрузчика доступные в этой версии</text:p>
      <text:p text:style-name="P18"/>
      <text:p text:style-name="P18">Команды и параметры загрузчику подаются также, как и в стандартной прошивке<text:span text:style-name="T1">. </text:span>Сначала записывается байт параметра в порт данных (<text:span text:style-name="T1">GSDAT), </text:span>потом записывается байт в порт команд <text:span text:style-name="T1">(GSCOM). </text:span>Далее остальные байты записываются в порт данных, если они есть.<text:span text:style-name="T1"> </text:span>Вызываемые подпрограммы <text:span text:style-name="T1">WC, WD, WN </text:span>такие же как и для стандартной прошивки.</text:p>
      <text:p text:style-name="P18"/>
      <text:p text:style-name="P9">WC<text:tab/><text:tab/>IN A,(GSCOM)</text:p>
      <text:p text:style-name="P9"><text:tab/><text:tab/>RRCA</text:p>
      <text:p text:style-name="P9"><text:tab/><text:tab/>JR C,WC</text:p>
      <text:p text:style-name="P9"><text:tab/><text:tab/>RET</text:p>
      <text:p text:style-name="P9"/>
      <text:p text:style-name="P9">WD<text:tab/><text:tab/>IN A,(GSCOM)</text:p>
      <text:p text:style-name="P9"><text:soft-page-break/><text:tab/><text:tab/>RLCA</text:p>
      <text:p text:style-name="P9"><text:tab/><text:tab/>JR C,WD</text:p>
      <text:p text:style-name="P9"><text:tab/><text:tab/>RET</text:p>
      <text:p text:style-name="P9"/>
      <text:p text:style-name="P9">WN<text:tab/><text:tab/>IN A,(GSCOM)</text:p>
      <text:p text:style-name="P9"><text:tab/><text:tab/>RLCA</text:p>
      <text:p text:style-name="P9"><text:tab/><text:tab/>JR NC,WN</text:p>
      <text:p text:style-name="P9"><text:tab/><text:tab/>RET</text:p>
      <text:p text:style-name="P23"/>
      <text:p text:style-name="P18"><text:span text:style-name="T2">#</text:span><text:span text:style-name="T8">00</text:span> — загрузить со Спека 32 Кб прошивки вместо загрузки из ПЗУ. Загружает в страницу 0 в адрес 0 ОЗУ. Команда только загружает прошивку, но не запускает.</text:p>
      <text:p text:style-name="P18"/>
      <text:p text:style-name="P18"><text:tab/><text:tab/><text:span text:style-name="T6">XOR A</text:span></text:p>
      <text:p text:style-name="P9"><text:tab/><text:tab/>OUT (GSCOM),A</text:p>
      <text:p text:style-name="P9"><text:tab/><text:tab/>CALL WC</text:p>
      <text:p text:style-name="P9"><text:tab/><text:tab/>LD HL,<text:span text:style-name="T10">адрес откуда передается прошивка</text:span></text:p>
      <text:p text:style-name="P9"><text:tab/><text:tab/>LD DE,#800<text:span text:style-name="T10">0<text:tab/>;длина передачи</text:span></text:p>
      <text:p text:style-name="P9"><text:tab/><text:tab/>LD BC,GSDAT</text:p>
      <text:p text:style-name="P9">LOOP<text:tab/>OUTI</text:p>
      <text:p text:style-name="P9"><text:tab/><text:tab/>CALL WD</text:p>
      <text:p text:style-name="P9"><text:tab/><text:tab/>DEC DE</text:p>
      <text:p text:style-name="P9"><text:tab/><text:tab/>LD A,D</text:p>
      <text:p text:style-name="P9"><text:tab/><text:tab/>OR E</text:p>
      <text:p text:style-name="P9"><text:tab/><text:tab/>JR NZ,LOOP</text:p>
      <text:p text:style-name="P18"/>
      <text:p text:style-name="P18"><text:span text:style-name="T2">#</text:span><text:span text:style-name="T8">01</text:span> — запустить прошивку. Устанавливает защиту от записи в странице 0 ОЗУ, куда загружена прошивка. Также выставляет частоту процессора <text:span text:style-name="T1">2</text:span><text:span text:style-name="T5">0 </text:span><text:span text:style-name="T1">МГц</text:span>. Без параметров.</text:p>
      <text:p text:style-name="P18"/>
      <text:p text:style-name="P18"><text:span text:style-name="T2">#</text:span><text:span text:style-name="T8">02</text:span> — загружает и запускает прошивку из ПЗУ. Полностью соответствует старому загрузчику. Без параметров.</text:p>
      <text:p text:style-name="P18"/>
      <text:p text:style-name="P18"><text:span text:style-name="T2">#</text:span><text:span text:style-name="T8">03</text:span> — загружает и запускает прошивку с <text:span text:style-name="T1">SD </text:span>карты. Если найдет. Без параметров.</text:p>
      <text:p text:style-name="P18"/>
      <text:p text:style-name="P18"><text:span text:style-name="T2">#</text:span><text:span text:style-name="T8">04</text:span> — загрузка кода со Спека. Загружает в любую страницу ОЗУ в адрес <text:span text:style-name="T1">#</text:span>8000 (32768) до 32Кб. Для загрузки в другую страницу функцию надо вызывать еще раз. </text:p>
      <text:p text:style-name="P18"/>
      <text:p text:style-name="P8"><text:tab/><text:tab/><text:span text:style-name="T1">LD A,</text:span>номер страницы</text:p>
      <text:p text:style-name="P9"><text:tab/><text:tab/>OUT (GSDAT),A</text:p>
      <text:p text:style-name="P9"><text:tab/><text:tab/>LD A,4</text:p>
      <text:p text:style-name="P9"><text:tab/><text:tab/>OUT (GSCOM),A</text:p>
      <text:p text:style-name="P9"><text:tab/><text:tab/>CALL WC</text:p>
      <text:p text:style-name="P9"><text:tab/><text:tab/>LD BC,GSDAT</text:p>
      <text:p text:style-name="P8"><text:span text:style-name="T1"><text:tab/><text:tab/>LD DE,</text:span>размер блока (не более 32768 байт)</text:p>
      <text:p text:style-name="P8"><text:tab/><text:tab/><text:span text:style-name="T1">LD HL,</text:span>адрес откуда слать</text:p>
      <text:p text:style-name="P9"><text:tab/><text:tab/>OUT (C),E</text:p>
      <text:p text:style-name="P9"><text:tab/><text:tab/>CALL WD</text:p>
      <text:p text:style-name="P9"><text:tab/><text:tab/>OUT (C),D</text:p>
      <text:p text:style-name="P9"><text:tab/><text:tab/>CALL WD</text:p>
      <text:p text:style-name="P9">LOOP<text:tab/>OUTI</text:p>
      <text:p text:style-name="P9"><text:tab/><text:tab/>CALL WD</text:p>
      <text:p text:style-name="P9"><text:tab/><text:tab/>DEC DE</text:p>
      <text:p text:style-name="P9"><text:tab/><text:tab/>LD A,D</text:p>
      <text:p text:style-name="P9"><text:tab/><text:tab/>OR E</text:p>
      <text:p text:style-name="P9"><text:tab/><text:tab/>JR NZ,LOOP</text:p>
      <text:p text:style-name="P18"/>
      <text:p text:style-name="P19"><text:span text:style-name="T2">#</text:span><text:span text:style-name="T8">05</text:span> — загрузка произвольного файла с <text:span text:style-name="T1">SD </text:span>карты по указанному пути. По<text:span text:style-name="T25">иск по указанному пути всегда осуществляется из корня карточки. Путь должен быть указан в виде </text:span><text:span text:style-name="T5">DIR1/DIR2/FILENAME.EXT </text:span><text:soft-page-break/><text:span text:style-name="T25">всегда в верхнем регистре.</text:span></text:p>
      <text:p text:style-name="P19">Загружает в любую страницу ОЗУ по адресу <text:span text:style-name="T1">#</text:span>8000 (32768), кроме страниц 0 и 1. Для страниц 02...<text:span text:style-name="T1">#7F </text:span>загрузка будет производиться пока не закончатся страницы памяти или до окончания файла.</text:p>
      <text:p text:style-name="P18">Ограничения на загрузку. В страницу 0 можно загрузить не более 32Кб. Загрузка в страницу 1 запрещена, статус загружаемого файла будет <text:span text:style-name="T1">#AA</text:span>-не найден. Статус загруженного файла проверять функцией 7.</text:p>
      <text:p text:style-name="P18">Текстовая строка должна заканчиваться байтом 0, этот же байт означает окончание передачи текстовой строки.</text:p>
      <text:p text:style-name="P18"/>
      <text:p text:style-name="P8"><text:tab/><text:tab/><text:span text:style-name="T1">LD A,</text:span>номер страницы </text:p>
      <text:p text:style-name="P8"><text:tab/><text:tab/><text:span text:style-name="T1">OUT (GSDAT),A</text:span></text:p>
      <text:p text:style-name="P9"><text:tab/><text:tab/>LD A,5</text:p>
      <text:p text:style-name="P9"><text:tab/><text:tab/>OUT (GSCOM),A</text:p>
      <text:p text:style-name="P9"><text:tab/><text:tab/>CALL WC</text:p>
      <text:p text:style-name="P8"><text:span text:style-name="T1"><text:tab/><text:tab/>LD HL,</text:span>адрес текстовой строки</text:p>
      <text:p text:style-name="P8"><text:tab/><text:tab/><text:span text:style-name="T1">LD BC,GSDAT</text:span></text:p>
      <text:p text:style-name="P9">LOOP<text:tab/>LD A,(HL)</text:p>
      <text:p text:style-name="P9"><text:tab/><text:tab/>OUTI</text:p>
      <text:p text:style-name="P9"><text:tab/><text:tab/>EX AF,AF'</text:p>
      <text:p text:style-name="P9"><text:tab/><text:tab/>CALL WD</text:p>
      <text:p text:style-name="P9"><text:tab/><text:tab/>EX AF,AF'</text:p>
      <text:p text:style-name="P9"><text:tab/><text:tab/>AND A</text:p>
      <text:p text:style-name="P9"><text:tab/><text:tab/>JR NZ,LOOP</text:p>
      <text:p text:style-name="P23"/>
      <text:p text:style-name="P18"><text:span text:style-name="T2">#06</text:span><text:span text:style-name="T1"> – </text:span>запуск кода в любой странице по любому адресу.</text:p>
      <text:p text:style-name="P23"/>
      <text:p text:style-name="P8"><text:span text:style-name="T1"><text:tab/><text:tab/>LD A,</text:span>номер страницы</text:p>
      <text:p text:style-name="P8"><text:tab/><text:tab/><text:span text:style-name="T1">OUT (GSDAT),A</text:span></text:p>
      <text:p text:style-name="P9"><text:tab/><text:tab/>LD A,6</text:p>
      <text:p text:style-name="P9"><text:tab/><text:tab/>OUT (GSCOM),A</text:p>
      <text:p text:style-name="P9"><text:tab/><text:tab/>CALL WC</text:p>
      <text:p text:style-name="P8"><text:span text:style-name="T1"><text:tab/><text:tab/>LD HL,</text:span>адрес запуска</text:p>
      <text:p text:style-name="P8"><text:tab/><text:tab/><text:span text:style-name="T1">LD A,L</text:span></text:p>
      <text:p text:style-name="P9"><text:tab/><text:tab/>OUT (GSDAT),A</text:p>
      <text:p text:style-name="P9"><text:tab/><text:tab/>CALL WD</text:p>
      <text:p text:style-name="P9"><text:tab/><text:tab/>LD A,H</text:p>
      <text:p text:style-name="P9"><text:tab/><text:tab/>OUT (GSDAT),A</text:p>
      <text:p text:style-name="P9"><text:tab/><text:tab/>CALL WD</text:p>
      <text:p text:style-name="P23"/>
      <text:p text:style-name="P18"><text:span text:style-name="T2">#07</text:span><text:span text:style-name="T1"> – </text:span>получить статус последнего загруженного файла. Без параметров. </text:p>
      <text:p text:style-name="P18"/>
      <text:p text:style-name="P18">Возвращает следующие байты ответа:</text:p>
      <text:p text:style-name="P18"><text:span text:style-name="T1">#</text:span>00-файл загружен.</text:p>
      <text:p text:style-name="P18"><text:span text:style-name="T1">#AA-</text:span><text:span text:style-name="T15">файл не найден</text:span><text:span text:style-name="T14">.</text:span></text:p>
      <text:p text:style-name="P28"><text:span text:style-name="T1">#DD</text:span><text:span text:style-name="T10">-</text:span><text:span text:style-name="T1">FAT </text:span><text:span text:style-name="T10">не обнаружен</text:span><text:span text:style-name="T1">.</text:span></text:p>
      <text:p text:style-name="P25"><text:span text:style-name="T1">#EE</text:span><text:span text:style-name="T1">-SD не прошла инициализацию или отсутствует.</text:span></text:p>
      <text:p text:style-name="P18"/>
      <text:p text:style-name="P8"><text:tab/><text:tab/><text:span text:style-name="T1">LD A,7</text:span></text:p>
      <text:p text:style-name="P9"><text:tab/><text:tab/>OUT (GSCOM),A</text:p>
      <text:p text:style-name="P9"><text:tab/><text:tab/>CALL WC</text:p>
      <text:p text:style-name="P9"><text:tab/><text:tab/>IN A,(GSDAT)</text:p>
      <text:p text:style-name="P23"/>
      <text:p text:style-name="P18"><text:span text:style-name="T2">#08</text:span><text:span text:style-name="T1"> – п</text:span>олучить распакованную текстовую строку версии страницы.</text:p>
      <text:p text:style-name="P18"/>
      <text:p text:style-name="P18"><text:tab/><text:tab/><text:span text:style-name="T6">LD A,</text:span><text:span text:style-name="T7">номер страницы</text:span></text:p>
      <text:p text:style-name="P18"><text:span text:style-name="T7"><text:tab/><text:tab/></text:span><text:span text:style-name="T6">OUT (GSDAT),A</text:span></text:p>
      <text:p text:style-name="P9"><text:tab/><text:tab/>LD A,8</text:p>
      <text:p text:style-name="P9"><text:soft-page-break/><text:tab/><text:tab/>OUT (GSCOM),A</text:p>
      <text:p text:style-name="P9"><text:tab/><text:tab/>CALL WC</text:p>
      <text:p text:style-name="P18"><text:span text:style-name="T6"><text:tab/><text:tab/>LD HL,</text:span><text:span text:style-name="T7">куда ложить текст</text:span></text:p>
      <text:p text:style-name="P18"><text:span text:style-name="T7"><text:tab/><text:tab/></text:span><text:span text:style-name="T6">LD BC,GSDAT</text:span></text:p>
      <text:p text:style-name="P9">LOOP<text:tab/>CALL WN</text:p>
      <text:p text:style-name="P9"><text:tab/><text:tab/>IN A,(C)</text:p>
      <text:p text:style-name="P9"><text:tab/><text:tab/>LD (HL),A</text:p>
      <text:p text:style-name="P9"><text:tab/><text:tab/>INC HL</text:p>
      <text:p text:style-name="P9"><text:tab/><text:tab/>AND A</text:p>
      <text:p text:style-name="P9"><text:tab/><text:tab/>JR NZ,LOOP</text:p>
      <text:p text:style-name="P8"><text:tab/><text:tab/></text:p>
      <text:p text:style-name="P23"><text:span text:style-name="T8">#09</text:span> – <text:s/><text:span text:style-name="T10">получить </text:span>CRC16 <text:span text:style-name="T10">заголовка, блока или количество загруженных блоков для прошивания. Подать в порт данных байт, получить 3 байта ответа. </text:span></text:p>
      <text:p text:style-name="P27">НЕ РЕКОМЕНДУЕТСЯ ДЛЯ ПРИМЕНЕНИЯ, ИСПОЛЬЗУЕТСЯ ПРИ ПРОШИВАНИИ НОВЫХ ПРОШИВОК.</text:p>
      <text:p text:style-name="P18"/>
      <text:p text:style-name="P18">По записи в порт данных:</text:p>
      <text:p text:style-name="P18">бит 7=1 — получить количество блоков для прошивания;</text:p>
      <text:p text:style-name="P18">бит 7=0 — число от 0 до 7 выбранный блок в заголовке, остальные биты игнорируются</text:p>
      <text:p text:style-name="P18">По чтению ответа:</text:p>
      <text:p text:style-name="P23"><text:span text:style-name="T10">1 </text:span>–<text:span text:style-name="T10"> тип ошибки:</text:span></text:p>
      <text:p text:style-name="P23"><text:span text:style-name="T10"><text:tab/></text:span>#80<text:span text:style-name="T10">-все ОК, следующие 2 байта </text:span>CRC16 <text:span text:style-name="T10">запрошенного блока или количество блоков для прошивания. Иначе последнии 2 байта случайные.</text:span></text:p>
      <text:p text:style-name="P23"><text:tab/>#81<text:span text:style-name="T10">-</text:span>CRC16 <text:span text:style-name="T10">заголовка </text:span>ERROR</text:p>
      <text:p text:style-name="P23"><text:tab/>#82-CRC16 <text:span text:style-name="T10">запрошенного блока </text:span>ERROR</text:p>
      <text:p text:style-name="P18">2 <text:span text:style-name="T1">–</text:span> младший байт <text:span text:style-name="T1">CRC16 </text:span>или количества блоков</text:p>
      <text:p text:style-name="P18"><text:span text:style-name="T1">3 – </text:span>старший байт <text:span text:style-name="T1">CRC16 </text:span>или количества блоков</text:p>
      <text:p text:style-name="P23"/>
      <text:p text:style-name="P8"><text:span text:style-name="T1"><text:tab/><text:tab/>LD A,</text:span>байт</text:p>
      <text:p text:style-name="P8"><text:tab/><text:tab/><text:span text:style-name="T1">OUT (GSDAT),A</text:span></text:p>
      <text:p text:style-name="P9"><text:tab/><text:tab/>LD A,9</text:p>
      <text:p text:style-name="P9"><text:tab/><text:tab/>OUT (GSCOM),A</text:p>
      <text:p text:style-name="P9"><text:tab/><text:tab/>CALL WC</text:p>
      <text:p text:style-name="P8"><text:span text:style-name="T1"><text:tab/><text:tab/>IN A,(GSDAT)<text:tab/>;</text:span>код ошибки</text:p>
      <text:p text:style-name="P9"><text:tab/><text:tab/>EX AF,AF'</text:p>
      <text:p text:style-name="P9"><text:tab/><text:tab/>CALL WN</text:p>
      <text:p text:style-name="P8"><text:span text:style-name="T1"><text:tab/><text:tab/>IN A,(GSDAT)<text:tab/>;</text:span>младший байт ответа</text:p>
      <text:p text:style-name="P9"><text:tab/><text:tab/>LD L,A</text:p>
      <text:p text:style-name="P9"><text:tab/><text:tab/>CALL WN</text:p>
      <text:p text:style-name="P8"><text:span text:style-name="T1"><text:tab/><text:tab/>IN A,(GSDAT)<text:tab/>;</text:span>старший байт ответа</text:p>
      <text:p text:style-name="P9"><text:tab/><text:tab/>LD H,A</text:p>
      <text:p text:style-name="P9"><text:tab/><text:tab/>EX AF,AF'</text:p>
      <text:p text:style-name="P23"/>
      <text:p text:style-name="P18"><text:span text:style-name="T2">#0A</text:span><text:span text:style-name="T1"> – </text:span>загрузить файл обновления. Имя файла фиксированное «NGS_ROM.UPD»<text:span text:style-name="T1"> </text:span>Файл должен находиться в корне <text:span text:style-name="T1">SD </text:span>карты <text:span text:style-name="T1">NeoGS. </text:span>Без параметров.</text:p>
      <text:p text:style-name="P23"/>
      <text:p text:style-name="P24"><text:span text:style-name="T9">#0B</text:span><text:span text:style-name="T16"> – </text:span><text:span text:style-name="T11">установка частоты процессора. </text:span><text:span text:style-name="T12">0-частота 10 МГц, 1-частота 12 МГц, 2-частота 20 МГц, 3-частота 24 МГц. </text:span><text:span text:style-name="T13">Для получения текущей частоты установить бит 7 вместо номера частоты.</text:span></text:p>
      <text:p text:style-name="P20"/>
      <text:p text:style-name="P12"><text:span text:style-name="T12"><text:tab/><text:tab/></text:span><text:span text:style-name="T17">LD A,</text:span><text:span text:style-name="T12">номер частоты<text:tab/></text:span><text:span text:style-name="T13">;</text:span><text:span text:style-name="T21">у</text:span><text:span text:style-name="T20">становка частоты </text:span><text:span text:style-name="T21">по номеру</text:span></text:p>
      <text:p text:style-name="P10"><text:span text:style-name="T12"><text:tab/><text:tab/></text:span><text:span text:style-name="T17">OUT (GSDAT),A</text:span></text:p>
      <text:p text:style-name="P14"><text:tab/><text:tab/>LD A,#0B</text:p>
      <text:p text:style-name="P13"><text:tab/><text:tab/>OUT (GSCOM),A</text:p>
      <text:p text:style-name="P15"><text:tab/><text:tab/>CALL WC</text:p>
      <text:p text:style-name="P23"/>
      <text:p text:style-name="P21">или</text:p>
      <text:p text:style-name="P22"/>
      <text:p text:style-name="P12"><text:soft-page-break/><text:span text:style-name="T12"><text:tab/><text:tab/></text:span><text:span text:style-name="T17">LD A,</text:span><text:span text:style-name="T18">#80<text:tab/><text:tab/><text:tab/></text:span><text:span text:style-name="T13">;</text:span><text:span text:style-name="T21">п</text:span><text:span text:style-name="T20">олучение текущей частоты</text:span></text:p>
      <text:p text:style-name="P11"><text:span text:style-name="T12"><text:tab/><text:tab/></text:span><text:span text:style-name="T17">OUT (GSDAT),A</text:span></text:p>
      <text:p text:style-name="P16"><text:tab/><text:tab/>LD A,#0B</text:p>
      <text:p text:style-name="P11"><text:tab/><text:tab/>OUT (GSCOM),A</text:p>
      <text:p text:style-name="P16"><text:tab/><text:tab/>CALL WC</text:p>
      <text:p text:style-name="P17"><text:tab/><text:tab/>IN A,(GSDAT)</text:p>
      <text:p text:style-name="P9"/>
      <text:p text:style-name="P18"><text:span text:style-name="T2">#</text:span><text:span text:style-name="T8">1</text:span><text:span text:style-name="T2">D</text:span><text:span text:style-name="T1"> - <text:s/></text:span>находится несколько за пределами команд загрузчика, используется по аналогии с командой <text:span text:style-name="T1">#1D </text:span><text:span text:style-name="T24">стандартной </text:span>прошивки<text:span text:style-name="T1">.</text:span> Предназначена для проверки загрузчик ли сейчас на <text:span text:style-name="T1">NeoGS. </text:span>По этой команде возвращает через порт данных число <text:span text:style-name="T1">#76. </text:span>Для примера: <text:span text:style-name="T24">стандартная </text:span>прошивка возвращает значение <text:span text:style-name="T1">#8B, </text:span>мой <text:span text:style-name="T1">MP3</text:span> плеер возвращает <text:span text:style-name="T1">#77 </text:span>когда загружен. </text:p>
      <text:p text:style-name="P23"/>
      <text:p text:style-name="P8"><text:tab/><text:tab/><text:span text:style-name="T1">XOR A</text:span></text:p>
      <text:p text:style-name="P9"><text:tab/><text:tab/>OUT (GSDAT),A</text:p>
      <text:p text:style-name="P9"><text:tab/><text:tab/>LD A,#1D</text:p>
      <text:p text:style-name="P9"><text:tab/><text:tab/>OUT (GSCOM),A</text:p>
      <text:p text:style-name="P9"><text:tab/><text:tab/>CALL WC</text:p>
      <text:p text:style-name="P9"><text:tab/><text:tab/>IN A,(GSDAT)</text:p>
      <text:p text:style-name="P9"/>
      <text:p text:style-name="P29"><text:span text:style-name="T19">Все остальные команды, не описанные выше, перезапускают </text:span><text:span text:style-name="T22">NeoGS </text:span><text:span text:style-name="T19">со стандартной прошивкой зашитой в ПЗУ.</text:span></text:p>
      <text:p text:style-name="P29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12cm" fo:margin-bottom="0.877cm" fo:margin-left="1.051cm" fo:margin-right="0.9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25T22:59:22.78</meta:creation-date>
    <dc:date>2013-06-18T09:46:34.79</dc:date>
    <meta:editing-duration>P2DT9M59S</meta:editing-duration>
    <meta:editing-cycles>67</meta:editing-cycles>
    <meta:generator>LibreOffice/4.0.3.3$Windows_x86 LibreOffice_project/0eaa50a932c8f2199a615e1eb30f7ac74279539</meta:generator>
    <meta:document-statistic meta:table-count="0" meta:image-count="0" meta:object-count="0" meta:page-count="5" meta:paragraph-count="179" meta:word-count="982" meta:character-count="6461" meta:non-whitespace-character-count="5367"/>
  </office:meta>
</office:document-meta>
</file>